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64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5.4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77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37" style:family="table-cell" style:parent-style-name="Default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0">
      <style:table-cell-properties fo:background-color="#ffffff"/>
    </style:style>
    <style:style style:name="ce5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11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5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9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11" style:family="table-cell" style:parent-style-name="Comma" style:data-style-name="N3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67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68" style:family="table-cell" style:parent-style-name="Default" style:data-style-name="N0">
      <style:table-cell-properties fo:background-color="#ffffff" fo:border="0.06pt solid #000000"/>
    </style:style>
    <style:style style:name="ce128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Comma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0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1" style:family="table-cell" style:parent-style-name="Excel_20_Built-in_20_Comma" style:data-style-name="N114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2" style:family="table-cell" style:parent-style-name="Excel_20_Built-in_20_Comma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4" style:family="table-cell" style:parent-style-name="Excel_20_Built-in_20_Comma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5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0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number-columns-repeated="5" table:default-cell-style-name="ce44"/>
        <table:table-column table:style-name="co5" table:default-cell-style-name="ce44"/>
        <table:table-column table:style-name="co6" table:number-columns-repeated="1011" table:default-cell-style-name="ce44"/>
        <table:table-column table:style-name="co7" table:default-cell-style-name="ce44"/>
        <table:table-column table:style-name="co8" table:number-columns-repeated="2" table:default-cell-style-name="ce44"/>
        <table:table-column table:style-name="co7" table:default-cell-style-name="ce44"/>
        <table:table-row table:style-name="ro1">
          <table:table-cell table:style-name="ce2" office:value-type="string" calcext:value-type="string">
            <text:p>Cliente:</text:p>
          </table:table-cell>
          <table:table-cell table:style-name="ce74" office:value-type="string" calcext:value-type="string" table:number-columns-spanned="7" table:number-rows-spanned="1">
            <text:p>VISACOM S.A.</text:p>
          </table:table-cell>
          <table:covered-table-cell table:number-columns-repeated="6" table:style-name="ce69"/>
          <table:table-cell table:style-name="ce3" office:value-type="string" calcext:value-type="string">
            <text:p>P/T:</text:p>
          </table:table-cell>
          <table:table-cell table:style-name="ce65" office:value-type="float" office:value="6301" calcext:value-type="float" table:number-columns-spanned="2" table:number-rows-spanned="1">
            <text:p>6301</text:p>
          </table:table-cell>
          <table:covered-table-cell table:style-name="ce69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74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69"/>
          <table:table-cell table:style-name="ce3" office:value-type="string" calcext:value-type="string">
            <text:p>Preparado por:</text:p>
          </table:table-cell>
          <table:table-cell table:style-name="ce66" office:value-type="string" calcext:value-type="string" table:number-columns-spanned="2" table:number-rows-spanned="1">
            <text:p>César León</text:p>
          </table:table-cell>
          <table:covered-table-cell table:style-name="ce69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74" office:value-type="string" calcext:value-type="string" table:number-columns-spanned="7" table:number-rows-spanned="1">
            <text:p>Retenciones, IVA e Impuestos</text:p>
          </table:table-cell>
          <table:covered-table-cell table:number-columns-repeated="6" table:style-name="ce69"/>
          <table:table-cell table:style-name="ce3" office:value-type="string" calcext:value-type="string">
            <text:p>Fecha:</text:p>
          </table:table-cell>
          <table:table-cell table:style-name="ce67" office:value-type="date" office:date-value="2022-01-15" calcext:value-type="date" table:number-columns-spanned="2" table:number-rows-spanned="1">
            <text:p>15/01/2022</text:p>
          </table:table-cell>
          <table:covered-table-cell table:style-name="ce69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74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69"/>
          <table:table-cell table:style-name="ce3" office:value-type="string" calcext:value-type="string">
            <text:p>Revisado por:</text:p>
          </table:table-cell>
          <table:table-cell table:style-name="ce66" office:value-type="string" calcext:value-type="string" table:number-columns-spanned="2" table:number-rows-spanned="1">
            <text:p>Carlos Almeida</text:p>
          </table:table-cell>
          <table:covered-table-cell table:style-name="ce69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74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69"/>
          <table:table-cell table:style-name="ce3" office:value-type="string" calcext:value-type="string">
            <text:p>Fecha:</text:p>
          </table:table-cell>
          <table:table-cell table:style-name="ce68" table:number-columns-spanned="2" table:number-rows-spanned="1"/>
          <table:covered-table-cell table:style-name="ce69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69" table:number-columns-spanned="11" table:number-rows-spanned="1"/>
          <table:covered-table-cell table:number-columns-repeated="10" table:style-name="ce69"/>
          <table:table-cell table:number-columns-repeated="1013"/>
        </table:table-row>
        <table:table-row table:style-name="ro3">
          <table:table-cell table:style-name="ce70" office:value-type="string" calcext:value-type="string" table:number-columns-spanned="1" table:number-rows-spanned="2">
            <text:p>Código</text:p>
          </table:table-cell>
          <table:table-cell table:style-name="ce71" office:value-type="string" calcext:value-type="string" table:number-columns-spanned="1" table:number-rows-spanned="2">
            <text:p>Cuenta</text:p>
          </table:table-cell>
          <table:table-cell table:style-name="ce71" office:value-type="string" calcext:value-type="string" table:number-columns-spanned="1" table:number-rows-spanned="2">
            <text:p>Referencia</text:p>
          </table:table-cell>
          <table:table-cell table:style-name="ce5" office:value-type="string" calcext:value-type="string">
            <text:p>Saldos contables al</text:p>
          </table:table-cell>
          <table:table-cell table:style-name="ce72" office:value-type="string" calcext:value-type="string" table:number-columns-spanned="2" table:number-rows-spanned="1">
            <text:p>Movimientos</text:p>
          </table:table-cell>
          <table:covered-table-cell table:style-name="ce69"/>
          <table:table-cell table:style-name="ce6" office:value-type="string" calcext:value-type="string">
            <text:p>Saldos auditados al</text:p>
          </table:table-cell>
          <table:table-cell table:style-name="ce70" office:value-type="string" calcext:value-type="string" table:number-columns-spanned="1" table:number-rows-spanned="2">
            <text:p>Código</text:p>
          </table:table-cell>
          <table:table-cell table:style-name="ce71" office:value-type="string" calcext:value-type="string" table:number-columns-spanned="1" table:number-rows-spanned="2">
            <text:p>Cuenta</text:p>
          </table:table-cell>
          <table:table-cell table:style-name="ce5" office:value-type="string" calcext:value-type="string">
            <text:p>Saldos auditados al</text:p>
          </table:table-cell>
          <table:table-cell table:style-name="ce131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40" table:number-columns-repeated="963"/>
        </table:table-row>
        <table:table-row table:style-name="ro2">
          <table:covered-table-cell table:number-columns-repeated="3" table:style-name="ce69"/>
          <table:table-cell table:style-name="ce8" office:value-type="date" office:date-value="2021-09-30" calcext:value-type="date">
            <text:p>30-sep-21</text:p>
          </table:table-cell>
          <table:table-cell table:style-name="ce8" office:value-type="string" calcext:value-type="string">
            <text:p>Débitos</text:p>
          </table:table-cell>
          <table:table-cell table:style-name="ce8" office:value-type="string" calcext:value-type="string">
            <text:p>Créditos</text:p>
          </table:table-cell>
          <table:table-cell table:style-name="ce8" office:value-type="date" office:date-value="2021-12-31" calcext:value-type="date">
            <text:p>31-dic-21</text:p>
          </table:table-cell>
          <table:covered-table-cell table:number-columns-repeated="2" table:style-name="ce69"/>
          <table:table-cell table:style-name="ce8" office:value-type="date" office:date-value="2020-12-31" calcext:value-type="date">
            <text:p>31-dic-20</text:p>
          </table:table-cell>
          <table:covered-table-cell table:style-name="ce69"/>
          <table:table-cell table:style-name="ce4" table:number-columns-repeated="50"/>
          <table:table-cell table:style-name="ce140" table:number-columns-repeated="963"/>
        </table:table-row>
        <table:table-row table:style-name="ro2">
          <table:table-cell table:style-name="ce18"/>
          <table:table-cell table:style-name="ce28"/>
          <table:table-cell table:style-name="ce96"/>
          <table:table-cell table:style-name="ce103"/>
          <table:table-cell table:style-name="ce113"/>
          <table:table-cell table:style-name="ce103"/>
          <table:table-cell table:style-name="ce14"/>
          <table:table-cell table:style-name="ce18"/>
          <table:table-cell table:style-name="ce123"/>
          <table:table-cell table:style-name="ce128"/>
          <table:table-cell table:style-name="ce13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/>
          <table:table-cell table:style-name="ce19" office:value-type="string" office:string-value="Retenciones en la Fuente" calcext:value-type="string">
            <text:p><text:s/>Retenciones en la Fuente 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table:style-name="ce24" table:formula="of:=[.D10]-[.E10]+[.F10]" office:value-type="float" office:value="0" calcext:value-type="float">
            <text:p>0</text:p>
          </table:table-cell>
          <table:table-cell table:style-name="ce18"/>
          <table:table-cell table:style-name="ce19" office:value-type="string" office:string-value="Retenciones en la Fuente" calcext:value-type="string">
            <text:p><text:s/>Retenciones en la Fuente </text:p>
          </table:table-cell>
          <table:table-cell table:style-name="ce25"/>
          <table:table-cell table:style-name="ce133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2.1.7.2.1" calcext:value-type="string">
            <text:p><text:s/>2.1.7.2.1 </text:p>
          </table:table-cell>
          <table:table-cell table:style-name="ce27" office:value-type="string" office:string-value="1% Bienes Muebles de Naturaleza Corporal" calcext:value-type="string">
            <text:p><text:s/>1% Bienes Muebles de Naturaleza Corporal 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52.49" calcext:value-type="float">
            <text:p>52</text:p>
          </table:table-cell>
          <table:table-cell table:style-name="ce24" table:formula="of:=[.D11]-[.E11]+[.F11]" office:value-type="float" office:value="52.49" calcext:value-type="float">
            <text:p>52</text:p>
          </table:table-cell>
          <table:table-cell table:style-name="ce18" office:value-type="string" office:string-value="2.1.7.2.1" calcext:value-type="string">
            <text:p><text:s/>2.1.7.2.1 </text:p>
          </table:table-cell>
          <table:table-cell table:style-name="ce27" office:value-type="string" office:string-value="1% Bienes Muebles de Naturaleza Corporal" calcext:value-type="string">
            <text:p><text:s/>1% Bienes Muebles de Naturaleza Corporal </text:p>
          </table:table-cell>
          <table:table-cell table:style-name="ce25" office:value-type="float" office:value="61" calcext:value-type="float">
            <text:p>61</text:p>
          </table:table-cell>
          <table:table-cell table:style-name="ce133" table:formula="of:=+[.G11]-[.J11]" office:value-type="float" office:value="-8.51" calcext:value-type="float">
            <text:p>(9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2.1.7.2.2" calcext:value-type="string">
            <text:p><text:s/>2.1.7.2.2 </text:p>
          </table:table-cell>
          <table:table-cell table:style-name="ce27" office:value-type="string" office:string-value="2% Servicios" calcext:value-type="string">
            <text:p><text:s/>2% Servicios 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[.D12]-[.E12]+[.F12]" office:value-type="float" office:value="0" calcext:value-type="float">
            <text:p>0</text:p>
          </table:table-cell>
          <table:table-cell table:style-name="ce18" office:value-type="string" office:string-value="2.1.7.2.2" calcext:value-type="string">
            <text:p><text:s/>2.1.7.2.2 </text:p>
          </table:table-cell>
          <table:table-cell table:style-name="ce27" office:value-type="string" office:string-value="2% Servicios" calcext:value-type="string">
            <text:p><text:s/>2% Servicios </text:p>
          </table:table-cell>
          <table:table-cell table:style-name="ce25" office:value-type="float" office:value="0" calcext:value-type="float">
            <text:p>0</text:p>
          </table:table-cell>
          <table:table-cell table:style-name="ce133" table:formula="of:=+[.G12]-[.J12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2.1.7.2.3" calcext:value-type="string">
            <text:p><text:s/>2.1.7.2.3 </text:p>
          </table:table-cell>
          <table:table-cell table:style-name="ce27" office:value-type="string" office:string-value="8% Honorarios, Arrendamientos, Docencia, Deportistas" calcext:value-type="string">
            <text:p><text:s/>8% Honorarios, Arrendamientos, Docencia, Deportistas </text:p>
          </table:table-cell>
          <table:table-cell table:style-name="ce20"/>
          <table:table-cell table:style-name="ce21" office:value-type="float" office:value="88" calcext:value-type="float">
            <text:p>88</text:p>
          </table:table-cell>
          <table:table-cell table:style-name="ce22" office:value-type="float" office:value="264" calcext:value-type="float">
            <text:p>264</text:p>
          </table:table-cell>
          <table:table-cell table:style-name="ce23" office:value-type="float" office:value="264" calcext:value-type="float">
            <text:p>264</text:p>
          </table:table-cell>
          <table:table-cell table:style-name="ce24" table:formula="of:=[.D13]-[.E13]+[.F13]" office:value-type="float" office:value="88" calcext:value-type="float">
            <text:p>88</text:p>
          </table:table-cell>
          <table:table-cell table:style-name="ce18" office:value-type="string" office:string-value="2.1.7.2.3" calcext:value-type="string">
            <text:p><text:s/>2.1.7.2.3 </text:p>
          </table:table-cell>
          <table:table-cell table:style-name="ce27" office:value-type="string" office:string-value="8% Honorarios, Arrendamientos, Docencia, Deportistas" calcext:value-type="string">
            <text:p><text:s/>8% Honorarios, Arrendamientos, Docencia, Deportistas </text:p>
          </table:table-cell>
          <table:table-cell table:style-name="ce25" office:value-type="float" office:value="168" calcext:value-type="float">
            <text:p>168</text:p>
          </table:table-cell>
          <table:table-cell table:style-name="ce133" table:formula="of:=+[.G13]-[.J13]" office:value-type="float" office:value="-80" calcext:value-type="float">
            <text:p>(80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2.1.7.2.5" calcext:value-type="string">
            <text:p><text:s/>2.1.7.2.5 </text:p>
          </table:table-cell>
          <table:table-cell table:style-name="ce27" office:value-type="string" office:string-value="10% Honorarios Profesionales y Dietas" calcext:value-type="string">
            <text:p><text:s/>10% Honorarios Profesionales y Dietas 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[.D14]-[.E14]+[.F14]" office:value-type="float" office:value="0" calcext:value-type="float">
            <text:p>0</text:p>
          </table:table-cell>
          <table:table-cell table:style-name="ce18" office:value-type="string" office:string-value="2.1.7.2.5" calcext:value-type="string">
            <text:p><text:s/>2.1.7.2.5 </text:p>
          </table:table-cell>
          <table:table-cell table:style-name="ce27" office:value-type="string" office:string-value="10% Honorarios Profesionales y Dietas" calcext:value-type="string">
            <text:p><text:s/>10% Honorarios Profesionales y Dietas </text:p>
          </table:table-cell>
          <table:table-cell table:style-name="ce25" office:value-type="float" office:value="117" calcext:value-type="float">
            <text:p>117</text:p>
          </table:table-cell>
          <table:table-cell table:style-name="ce133" table:formula="of:=+[.G14]-[.J14]" office:value-type="float" office:value="-117" calcext:value-type="float">
            <text:p>(117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2.1.7.2.8" calcext:value-type="string">
            <text:p><text:s/>2.1.7.2.8 </text:p>
          </table:table-cell>
          <table:table-cell table:style-name="ce27" office:value-type="string" office:string-value="Impuesto Rta del personal" calcext:value-type="string">
            <text:p><text:s/>Impuesto Rta del personal </text:p>
          </table:table-cell>
          <table:table-cell table:style-name="ce29"/>
          <table:table-cell table:style-name="ce21" office:value-type="float" office:value="85.7" calcext:value-type="float">
            <text:p>86</text:p>
          </table:table-cell>
          <table:table-cell table:style-name="ce22" office:value-type="float" office:value="257.1" calcext:value-type="float">
            <text:p>257</text:p>
          </table:table-cell>
          <table:table-cell table:style-name="ce23" office:value-type="float" office:value="257.1" calcext:value-type="float">
            <text:p>257</text:p>
          </table:table-cell>
          <table:table-cell table:style-name="ce24" table:formula="of:=[.D15]-[.E15]+[.F15]" office:value-type="float" office:value="85.7" calcext:value-type="float">
            <text:p>86</text:p>
          </table:table-cell>
          <table:table-cell table:style-name="ce18" office:value-type="string" office:string-value="2.1.7.2.8" calcext:value-type="string">
            <text:p><text:s/>2.1.7.2.8 </text:p>
          </table:table-cell>
          <table:table-cell table:style-name="ce27" office:value-type="string" office:string-value="Impuesto Rta del personal" calcext:value-type="string">
            <text:p><text:s/>Impuesto Rta del personal </text:p>
          </table:table-cell>
          <table:table-cell table:style-name="ce23" office:value-type="float" office:value="0" calcext:value-type="float">
            <text:p>0</text:p>
          </table:table-cell>
          <table:table-cell table:style-name="ce133" table:formula="of:=+[.G15]-[.J15]" office:value-type="float" office:value="85.7" calcext:value-type="float">
            <text:p>86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2.1.7.2.9" calcext:value-type="string">
            <text:p><text:s/>2.1.7.2.9 </text:p>
          </table:table-cell>
          <table:table-cell table:style-name="ce27" office:value-type="string" office:string-value="1.75% Bienes Muebles de Naturaleza Corporal" calcext:value-type="string">
            <text:p><text:s/>1.75% Bienes Muebles de Naturaleza Corporal </text:p>
          </table:table-cell>
          <table:table-cell table:style-name="ce29"/>
          <table:table-cell table:style-name="ce21" office:value-type="float" office:value="0" calcext:value-type="float">
            <text:p>0</text:p>
          </table:table-cell>
          <table:table-cell table:style-name="ce22" office:value-type="float" office:value="19.54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[.D16]-[.E16]+[.F16]" office:value-type="float" office:value="-19.54" calcext:value-type="float">
            <text:p>-20</text:p>
          </table:table-cell>
          <table:table-cell table:style-name="ce18" office:value-type="string" office:string-value="2.1.7.2.9" calcext:value-type="string">
            <text:p><text:s/>2.1.7.2.9 </text:p>
          </table:table-cell>
          <table:table-cell table:style-name="ce27" office:value-type="string" office:string-value="1.75% Bienes Muebles de Naturaleza Corporal" calcext:value-type="string">
            <text:p><text:s/>1.75% Bienes Muebles de Naturaleza Corporal </text:p>
          </table:table-cell>
          <table:table-cell table:style-name="ce23" office:value-type="float" office:value="55" calcext:value-type="float">
            <text:p>55</text:p>
          </table:table-cell>
          <table:table-cell table:style-name="ce133" table:formula="of:=+[.G16]-[.J16]" office:value-type="float" office:value="-74.54" calcext:value-type="float">
            <text:p>(75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2.1.7.2.10" calcext:value-type="string">
            <text:p><text:s/>2.1.7.2.10 </text:p>
          </table:table-cell>
          <table:table-cell table:style-name="ce27" office:value-type="string" office:string-value="2.75% de servicios" calcext:value-type="string">
            <text:p><text:s/>2.75% de servicios </text:p>
          </table:table-cell>
          <table:table-cell table:style-name="ce29"/>
          <table:table-cell table:style-name="ce21" office:value-type="float" office:value="12" calcext:value-type="float">
            <text:p>12</text:p>
          </table:table-cell>
          <table:table-cell table:style-name="ce22" office:value-type="float" office:value="153.28" calcext:value-type="float">
            <text:p>153</text:p>
          </table:table-cell>
          <table:table-cell table:style-name="ce23" office:value-type="float" office:value="174.21" calcext:value-type="float">
            <text:p>174</text:p>
          </table:table-cell>
          <table:table-cell table:style-name="ce24" table:formula="of:=[.D17]-[.E17]+[.F17]" office:value-type="float" office:value="32.93" calcext:value-type="float">
            <text:p>33</text:p>
          </table:table-cell>
          <table:table-cell table:style-name="ce18" office:value-type="string" office:string-value="2.1.7.2.10" calcext:value-type="string">
            <text:p><text:s/>2.1.7.2.10 </text:p>
          </table:table-cell>
          <table:table-cell table:style-name="ce27" office:value-type="string" office:string-value="2.75% de servicios" calcext:value-type="string">
            <text:p><text:s/>2.75% de servicios </text:p>
          </table:table-cell>
          <table:table-cell table:style-name="ce23" office:value-type="float" office:value="1257" calcext:value-type="float">
            <text:p>1,257</text:p>
          </table:table-cell>
          <table:table-cell table:style-name="ce133" table:formula="of:=+[.G17]-[.J17]" office:value-type="float" office:value="-1224.07" calcext:value-type="float">
            <text:p>(1,224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2.1.7.2.11" calcext:value-type="string">
            <text:p><text:s/>2.1.7.2.11 </text:p>
          </table:table-cell>
          <table:table-cell table:style-name="ce27" office:value-type="string" office:string-value="1.75% Regimen de Microempresas" calcext:value-type="string">
            <text:p><text:s/>1.75% Regimen de Microempresas </text:p>
          </table:table-cell>
          <table:table-cell table:style-name="ce29"/>
          <table:table-cell table:style-name="ce21" office:value-type="float" office:value="61.45" calcext:value-type="float">
            <text:p>61</text:p>
          </table:table-cell>
          <table:table-cell table:style-name="ce22" office:value-type="float" office:value="300.19" calcext:value-type="float">
            <text:p>300</text:p>
          </table:table-cell>
          <table:table-cell table:style-name="ce23" office:value-type="float" office:value="305.97" calcext:value-type="float">
            <text:p>306</text:p>
          </table:table-cell>
          <table:table-cell table:style-name="ce24" table:formula="of:=[.D18]-[.E18]+[.F18]" office:value-type="float" office:value="67.23" calcext:value-type="float">
            <text:p>67</text:p>
          </table:table-cell>
          <table:table-cell table:style-name="ce18"/>
          <table:table-cell table:style-name="ce27"/>
          <table:table-cell table:style-name="ce23"/>
          <table:table-cell table:style-name="ce133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/>
          <table:table-cell table:style-name="ce19"/>
          <table:table-cell table:style-name="ce29"/>
          <table:table-cell table:style-name="ce21"/>
          <table:table-cell table:style-name="ce22"/>
          <table:table-cell table:style-name="ce23"/>
          <table:table-cell table:style-name="ce24" table:formula="of:=[.D19]-[.E19]+[.F19]" office:value-type="float" office:value="0" calcext:value-type="float">
            <text:p>0</text:p>
          </table:table-cell>
          <table:table-cell table:style-name="ce18"/>
          <table:table-cell table:style-name="ce19"/>
          <table:table-cell table:style-name="ce23"/>
          <table:table-cell table:style-name="ce133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/>
          <table:table-cell table:style-name="ce19" office:value-type="string" office:string-value="Retenciones del Impuesto al Valor Agregado" calcext:value-type="string">
            <text:p><text:s/>Retenciones del Impuesto al Valor Agregado </text:p>
          </table:table-cell>
          <table:table-cell table:style-name="ce29"/>
          <table:table-cell table:style-name="ce21"/>
          <table:table-cell table:style-name="ce22"/>
          <table:table-cell table:style-name="ce23"/>
          <table:table-cell table:style-name="ce24" table:formula="of:=[.D20]-[.E20]+[.F20]" office:value-type="float" office:value="0" calcext:value-type="float">
            <text:p>0</text:p>
          </table:table-cell>
          <table:table-cell table:style-name="ce18"/>
          <table:table-cell table:style-name="ce19" office:value-type="string" office:string-value="Retenciones del Impuesto al Valor Agregado" calcext:value-type="string">
            <text:p><text:s/>Retenciones del Impuesto al Valor Agregado </text:p>
          </table:table-cell>
          <table:table-cell table:style-name="ce23"/>
          <table:table-cell table:style-name="ce133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2.1.7.3.1" calcext:value-type="string">
            <text:p><text:s/>2.1.7.3.1 </text:p>
          </table:table-cell>
          <table:table-cell table:style-name="ce27" office:value-type="string" office:string-value="30% Bienes" calcext:value-type="string">
            <text:p><text:s/>30% Bienes </text:p>
          </table:table-cell>
          <table:table-cell table:style-name="ce29"/>
          <table:table-cell table:style-name="ce21" office:value-type="float" office:value="0.9" calcext:value-type="float">
            <text:p>1</text:p>
          </table:table-cell>
          <table:table-cell table:style-name="ce22" office:value-type="float" office:value="156.96" calcext:value-type="float">
            <text:p>157</text:p>
          </table:table-cell>
          <table:table-cell table:style-name="ce23" office:value-type="float" office:value="231.53" calcext:value-type="float">
            <text:p>232</text:p>
          </table:table-cell>
          <table:table-cell table:style-name="ce24" table:formula="of:=[.D21]-[.E21]+[.F21]" office:value-type="float" office:value="75.47" calcext:value-type="float">
            <text:p>75</text:p>
          </table:table-cell>
          <table:table-cell table:style-name="ce18" office:value-type="string" office:string-value="2.1.7.3.1" calcext:value-type="string">
            <text:p><text:s/>2.1.7.3.1 </text:p>
          </table:table-cell>
          <table:table-cell table:style-name="ce27" office:value-type="string" office:string-value="30% Bienes" calcext:value-type="string">
            <text:p><text:s/>30% Bienes </text:p>
          </table:table-cell>
          <table:table-cell table:style-name="ce23" office:value-type="float" office:value="126" calcext:value-type="float">
            <text:p>126</text:p>
          </table:table-cell>
          <table:table-cell table:style-name="ce133" table:formula="of:=+[.G21]-[.J21]" office:value-type="float" office:value="-50.53" calcext:value-type="float">
            <text:p>(51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2.1.7.3.2" calcext:value-type="string">
            <text:p><text:s/>2.1.7.3.2 </text:p>
          </table:table-cell>
          <table:table-cell table:style-name="ce27" office:value-type="string" office:string-value="70% Servicios" calcext:value-type="string">
            <text:p><text:s/>70% Servicios </text:p>
          </table:table-cell>
          <table:table-cell table:style-name="ce29"/>
          <table:table-cell table:style-name="ce21" office:value-type="float" office:value="317.86" calcext:value-type="float">
            <text:p>318</text:p>
          </table:table-cell>
          <table:table-cell table:style-name="ce22" office:value-type="float" office:value="1523.56" calcext:value-type="float">
            <text:p>1,524</text:p>
          </table:table-cell>
          <table:table-cell table:style-name="ce23" office:value-type="float" office:value="1553.3" calcext:value-type="float">
            <text:p>1,553</text:p>
          </table:table-cell>
          <table:table-cell table:style-name="ce24" table:formula="of:=[.D22]-[.E22]+[.F22]" office:value-type="float" office:value="347.6" calcext:value-type="float">
            <text:p>348</text:p>
          </table:table-cell>
          <table:table-cell table:style-name="ce18" office:value-type="string" office:string-value="2.1.7.3.2" calcext:value-type="string">
            <text:p><text:s/>2.1.7.3.2 </text:p>
          </table:table-cell>
          <table:table-cell table:style-name="ce27" office:value-type="string" office:string-value="70% Servicios" calcext:value-type="string">
            <text:p><text:s/>70% Servicios </text:p>
          </table:table-cell>
          <table:table-cell table:style-name="ce23" office:value-type="float" office:value="3889" calcext:value-type="float">
            <text:p>3,889</text:p>
          </table:table-cell>
          <table:table-cell table:style-name="ce133" table:formula="of:=+[.G22]-[.J22]" office:value-type="float" office:value="-3541.4" calcext:value-type="float">
            <text:p>(3,541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2.1.7.3.3" calcext:value-type="string">
            <text:p><text:s/>2.1.7.3.3 </text:p>
          </table:table-cell>
          <table:table-cell table:style-name="ce27" office:value-type="string" office:string-value="100% Honorarios, Arrendamientos" calcext:value-type="string">
            <text:p><text:s/>100% Honorarios, Arrendamientos </text:p>
          </table:table-cell>
          <table:table-cell table:style-name="ce29"/>
          <table:table-cell table:style-name="ce21" office:value-type="float" office:value="131.9" calcext:value-type="float">
            <text:p>132</text:p>
          </table:table-cell>
          <table:table-cell table:style-name="ce22" office:value-type="float" office:value="408.34" calcext:value-type="float">
            <text:p>408</text:p>
          </table:table-cell>
          <table:table-cell table:style-name="ce23" office:value-type="float" office:value="408.34" calcext:value-type="float">
            <text:p>408</text:p>
          </table:table-cell>
          <table:table-cell table:style-name="ce24" table:formula="of:=[.D23]-[.E23]+[.F23]" office:value-type="float" office:value="131.9" calcext:value-type="float">
            <text:p>132</text:p>
          </table:table-cell>
          <table:table-cell table:style-name="ce18" office:value-type="string" office:string-value="2.1.7.3.3" calcext:value-type="string">
            <text:p><text:s/>2.1.7.3.3 </text:p>
          </table:table-cell>
          <table:table-cell table:style-name="ce27" office:value-type="string" office:string-value="100% Honorarios, Arrendamientos" calcext:value-type="string">
            <text:p><text:s/>100% Honorarios, Arrendamientos </text:p>
          </table:table-cell>
          <table:table-cell table:style-name="ce23" office:value-type="float" office:value="252" calcext:value-type="float">
            <text:p>252</text:p>
          </table:table-cell>
          <table:table-cell table:style-name="ce133" table:formula="of:=+[.G23]-[.J23]" office:value-type="float" office:value="-120.1" calcext:value-type="float">
            <text:p>(120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7"/>
          <table:table-cell table:style-name="ce88"/>
          <table:table-cell table:style-name="ce99"/>
          <table:table-cell table:style-name="ce34" table:number-columns-repeated="4"/>
          <table:table-cell table:style-name="ce77"/>
          <table:table-cell table:style-name="ce88"/>
          <table:table-cell table:style-name="ce130"/>
          <table:table-cell table:style-name="ce134"/>
          <table:table-cell table:style-name="ce4" table:number-columns-repeated="50"/>
          <table:table-cell table:number-columns-repeated="963"/>
        </table:table-row>
        <table:table-row table:style-name="ro4">
          <table:table-cell table:style-name="ce37"/>
          <table:table-cell table:style-name="ce38" office:value-type="string" office:string-value="Total" calcext:value-type="string">
            <text:p><text:s/>Total </text:p>
          </table:table-cell>
          <table:table-cell table:style-name="ce38"/>
          <table:table-cell table:style-name="ce39" table:formula="of:=SUM([.D9:.D24])" office:value-type="float" office:value="697.81" calcext:value-type="float">
            <text:p>698</text:p>
          </table:table-cell>
          <table:table-cell table:style-name="ce39" table:formula="of:=SUM([.E9:.E24])" office:value-type="float" office:value="3082.97" calcext:value-type="float">
            <text:p>3,083</text:p>
          </table:table-cell>
          <table:table-cell table:style-name="ce39" table:formula="of:=SUM([.F9:.F24])" office:value-type="float" office:value="3246.94" calcext:value-type="float">
            <text:p>3,247</text:p>
          </table:table-cell>
          <table:table-cell table:style-name="ce39" table:formula="of:=SUM([.G9:.G24])" office:value-type="float" office:value="861.78" calcext:value-type="float">
            <text:p>862</text:p>
          </table:table-cell>
          <table:table-cell table:style-name="ce40" table:number-columns-repeated="2"/>
          <table:table-cell table:style-name="ce39" table:formula="of:=SUM([.J9:.J24])" office:value-type="float" office:value="5925" calcext:value-type="float">
            <text:p>5,925</text:p>
          </table:table-cell>
          <table:table-cell table:style-name="ce135" table:formula="of:=SUM([.K9:.K24])" office:value-type="float" office:value="-5130.45" calcext:value-type="float">
            <text:p>(5,130)</text:p>
          </table:table-cell>
          <table:table-cell table:style-name="ce42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5" table:number-columns-repeated="2"/>
          <table:table-cell table:style-name="ce46" office:value-type="string" calcext:value-type="string">
            <text:p>Saldo al</text:p>
          </table:table-cell>
          <table:table-cell table:style-name="ce47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48" office:value-type="string" calcext:value-type="string">
            <text:p>Nota a los estados financieros:</text:p>
          </table:table-cell>
          <table:table-cell table:style-name="ce48"/>
          <table:table-cell table:style-name="ce49" office:value-type="date" office:date-value="2021-12-31" calcext:value-type="date">
            <text:p>31/12/2021</text:p>
          </table:table-cell>
          <table:table-cell table:style-name="ce50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51" table:number-columns-repeated="2"/>
          <table:table-cell table:style-name="ce52" table:number-columns-repeated="2"/>
          <table:table-cell table:number-columns-repeated="1019"/>
        </table:table-row>
        <table:table-row table:style-name="ro2">
          <table:table-cell/>
          <table:table-cell table:style-name="ce53" office:value-type="string" calcext:value-type="string">
            <text:p>Retenciones en la Fuente</text:p>
          </table:table-cell>
          <table:table-cell table:style-name="ce53"/>
          <table:table-cell table:style-name="ce110" table:formula="of:=SUM([.G10:.G19])" office:value-type="float" office:value="306.81" calcext:value-type="float">
            <text:p>307</text:p>
          </table:table-cell>
          <table:table-cell table:style-name="ce110" table:formula="of:=SUM([.J10:.J19])" office:value-type="float" office:value="1658" calcext:value-type="float">
            <text:p>1,658</text:p>
          </table:table-cell>
          <table:table-cell table:number-columns-repeated="1019"/>
        </table:table-row>
        <table:table-row table:style-name="ro2">
          <table:table-cell/>
          <table:table-cell table:style-name="ce53" office:value-type="string" calcext:value-type="string">
            <text:p>Retenciones del Impuesto al Valor Agregado</text:p>
          </table:table-cell>
          <table:table-cell table:style-name="ce53"/>
          <table:table-cell table:style-name="ce110" table:formula="of:=SUM([.G20:.G24])" office:value-type="float" office:value="554.97" calcext:value-type="float">
            <text:p>555</text:p>
          </table:table-cell>
          <table:table-cell table:style-name="ce110" table:formula="of:=SUM([.J20:.J24])" office:value-type="float" office:value="4267" calcext:value-type="float">
            <text:p>4,267</text:p>
          </table:table-cell>
          <table:table-cell table:number-columns-repeated="1019"/>
        </table:table-row>
        <table:table-row table:style-name="ro2">
          <table:table-cell/>
          <table:table-cell table:style-name="ce53" table:number-columns-repeated="2"/>
          <table:table-cell table:style-name="ce111" table:number-columns-repeated="2"/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Total</text:p>
          </table:table-cell>
          <table:table-cell table:style-name="ce57"/>
          <table:table-cell table:style-name="ce39" table:formula="of:=+SUM([.D30:.D32])" office:value-type="float" office:value="861.78" calcext:value-type="float">
            <text:p>862</text:p>
          </table:table-cell>
          <table:table-cell table:style-name="ce39" table:formula="of:=+SUM([.E30:.E32])" office:value-type="float" office:value="5925" calcext:value-type="float">
            <text:p>5,9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>
            <text:p>Fuente:</text:p>
          </table:table-cell>
          <table:table-cell table:style-name="ce59" table:number-columns-repeated="9"/>
          <table:table-cell table:style-name="ce60"/>
          <table:table-cell table:number-columns-repeated="1013"/>
        </table:table-row>
        <table:table-row table:style-name="ro2">
          <table:table-cell table:style-name="ce61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61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61"/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63" office:value-type="string" calcext:value-type="string">
            <text:p>Trabajo realizado:</text:p>
          </table:table-cell>
          <table:table-cell table:number-columns-repeated="9"/>
          <table:table-cell table:style-name="ce62"/>
          <table:table-cell table:number-columns-repeated="1013"/>
        </table:table-row>
        <table:table-row table:style-name="ro2" table:number-rows-repeated="3">
          <table:table-cell table:style-name="ce61"/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63" office:value-type="string" calcext:value-type="string">
            <text:p>Conclusiones:</text:p>
          </table:table-cell>
          <table:table-cell table:number-columns-repeated="9"/>
          <table:table-cell table:style-name="ce62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62"/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number:text>-</number:text>
      <number:number number:decimal-places="0" loext:min-decimal-places="0" number:min-integer-digits="2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">
      <number:number number:decimal-places="0" loext:min-decimal-places="0" number:min-integer-digits="1"/>
      <number:text> </number:text>
    </number:number-style>
    <number:number-style style:name="N108">
      <number:text>(</number:text>
      <number:number number:decimal-places="0" loext:min-decimal-places="0" number:min-integer-digits="1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0P0" style:volatile="true">
      <number:number number:decimal-places="0" loext:min-decimal-places="0" number:min-integer-digits="1"/>
      <number:text> </number:text>
    </number:number-style>
    <number:number-style style:name="N110P1" style:volatile="true">
      <number:text>(</number:text>
      <number:number number:decimal-places="0" loext:min-decimal-places="0" number:min-integer-digits="1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</number:number-style>
    <number:number-style style:name="N115">
      <number:text> </number:text>
      <number:number number:decimal-places="2" loext:min-decimal-places="2" number:min-integer-digits="1" number:grouping="true"/>
      <number:text> </number:text>
    </number:number-style>
    <number:number-style style:name="N116">
      <number:text>-</number:text>
      <number:number number:decimal-places="2" loext:min-decimal-places="2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2"/>
      <number:text> </number:text>
    </number:number-style>
    <number:number-style style:name="N119P0" style:volatile="true">
      <style:text-properties fo:color="#0000ff"/>
      <number:number number:decimal-places="0" loext:min-decimal-places="0" number:min-integer-digits="1" number:grouping="true"/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8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4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2T12:57:40.088912968</dc:date>
    <meta:editing-cycles>9</meta:editing-cycles>
    <meta:editing-duration>PT1H20M24S</meta:editing-duration>
    <meta:document-statistic meta:table-count="1" meta:cell-count="173" meta:object-count="0"/>
  </office:meta>
</office:document-meta>
</file>